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ime" svg:font-family="Time"/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e13a4" officeooo:paragraph-rsid="001e13a4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1e13a4" officeooo:paragraph-rsid="001e13a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4pt" fo:font-weight="bold" officeooo:rsid="001e13a4" officeooo:paragraph-rsid="001e13a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14pt" fo:font-weight="bold" officeooo:rsid="0024c4f3" officeooo:paragraph-rsid="0024c4f3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4pt" fo:font-weight="bold" officeooo:rsid="001fcd60" officeooo:paragraph-rsid="001fcd60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4pt" fo:font-weight="bold" officeooo:rsid="00227481" officeooo:paragraph-rsid="00278c31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14pt" fo:font-weight="normal" officeooo:rsid="001e13a4" officeooo:paragraph-rsid="001e13a4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4pt" fo:font-weight="normal" officeooo:rsid="001e13a4" officeooo:paragraph-rsid="001e13a4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4pt" fo:font-weight="normal" officeooo:rsid="0022c54b" officeooo:paragraph-rsid="0026605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fo:font-weight="bold" officeooo:rsid="001e13a4" officeooo:paragraph-rsid="001e13a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2pt" fo:font-weight="bold" officeooo:rsid="001e13a4" officeooo:paragraph-rsid="0024c4f3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2pt" fo:font-weight="bold" officeooo:rsid="001e13a4" officeooo:paragraph-rsid="0022c54b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2pt" fo:font-weight="bold" officeooo:rsid="001f2022" officeooo:paragraph-rsid="001f2022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2pt" fo:font-weight="bold" officeooo:rsid="001fcd60" officeooo:paragraph-rsid="001fcd60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2pt" fo:font-weight="normal" officeooo:rsid="00227481" officeooo:paragraph-rsid="0022748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2pt" fo:font-weight="normal" officeooo:rsid="00227481" officeooo:paragraph-rsid="0022c54b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fo:font-weight="normal" officeooo:rsid="001e13a4" officeooo:paragraph-rsid="001e13a4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2pt" fo:font-weight="normal" officeooo:rsid="001f2022" officeooo:paragraph-rsid="001f2022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font-weight="normal" officeooo:rsid="001fcd60" officeooo:paragraph-rsid="001fcd6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font-weight="normal" officeooo:rsid="00227481" officeooo:paragraph-rsid="00227481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2pt" officeooo:paragraph-rsid="001e13a4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style:font-name="arial" officeooo:rsid="001fcd60" officeooo:paragraph-rsid="001fcd60"/>
    </style:style>
    <style:style style:name="P23" style:family="paragraph" style:parent-style-name="Standard">
      <style:paragraph-properties fo:text-align="justify" style:justify-single-word="false"/>
      <style:text-properties style:font-name="arial" officeooo:paragraph-rsid="001f2022"/>
    </style:style>
    <style:style style:name="P24" style:family="paragraph" style:parent-style-name="Standard">
      <style:paragraph-properties fo:text-align="justify" style:justify-single-word="false"/>
      <style:text-properties style:font-name="arial" officeooo:paragraph-rsid="001fcd60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2967b7"/>
    </style:style>
    <style:style style:name="P26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7" style:family="paragraph" style:parent-style-name="Text_20_body">
      <style:text-properties officeooo:rsid="002967b7" officeooo:paragraph-rsid="002967b7"/>
    </style:style>
    <style:style style:name="P28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fo:font-weight="normal" officeooo:rsid="00227481" officeooo:paragraph-rsid="00227481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font-size-asian="12pt" style:font-size-complex="12pt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officeooo:rsid="002967b7" officeooo:paragraph-rsid="002967b7" style:font-size-asian="12pt" style:font-size-complex="12pt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arial" fo:font-size="12pt" style:text-underline-style="none" style:font-size-asian="12pt" style:font-size-complex="12pt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54b" style:font-weight-asian="normal" style:font-weight-complex="normal"/>
    </style:style>
    <style:style style:name="T4" style:family="text">
      <style:text-properties fo:font-weight="normal" officeooo:rsid="001e13a4" style:font-weight-asian="normal" style:font-weight-complex="normal"/>
    </style:style>
    <style:style style:name="T5" style:family="text">
      <style:text-properties fo:font-weight="normal" officeooo:rsid="0027fb25" style:font-weight-asian="normal" style:font-weight-complex="normal"/>
    </style:style>
    <style:style style:name="T6" style:family="text">
      <style:text-properties fo:font-weight="normal" style:font-size-asian="12pt" style:font-weight-asian="normal" style:font-weight-complex="normal"/>
    </style:style>
    <style:style style:name="T7" style:family="text">
      <style:text-properties officeooo:rsid="001fcd60"/>
    </style:style>
    <style:style style:name="T8" style:family="text">
      <style:text-properties fo:font-size="14pt" fo:font-weight="normal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officeooo:rsid="0022c54b" style:font-size-asian="12.25pt" style:font-weight-asian="normal" style:font-size-complex="14pt" style:font-weight-complex="normal"/>
    </style:style>
    <style:style style:name="T10" style:family="text">
      <style:text-properties fo:font-size="14pt" fo:font-weight="normal" officeooo:rsid="001fcd60" style:font-size-asian="12.25pt" style:font-weight-asian="normal" style:font-size-complex="14pt" style:font-weight-complex="normal"/>
    </style:style>
    <style:style style:name="T11" style:family="text">
      <style:text-properties fo:font-size="14pt" fo:font-weight="normal" officeooo:rsid="0027fb25" style:font-size-asian="12.25pt" style:font-weight-asian="normal" style:font-size-complex="14pt" style:font-weight-complex="normal"/>
    </style:style>
    <style:style style:name="T12" style:family="text">
      <style:text-properties officeooo:rsid="0022c54b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2pt" fo:font-weight="normal" officeooo:rsid="001f2022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266053" style:font-size-asian="10.5pt" style:font-weight-asian="normal" style:font-size-complex="12pt" style:font-weight-complex="normal"/>
    </style:style>
    <style:style style:name="T16" style:family="text">
      <style:text-properties fo:font-style="italic"/>
    </style:style>
    <style:style style:name="T17" style:family="text">
      <style:text-properties fo:font-style="italic" officeooo:rsid="002967b7"/>
    </style:style>
    <style:style style:name="T18" style:family="text">
      <style:text-properties officeooo:rsid="0027fb25"/>
    </style:style>
    <style:style style:name="T19" style:family="text">
      <style:text-properties officeooo:rsid="002967b7"/>
    </style:style>
    <style:style style:name="T20" style:family="text">
      <style:text-properties style:font-name="arial"/>
    </style:style>
    <style:style style:name="T21" style:family="text">
      <style:text-properties style:font-name="arial" fo:font-size="12pt" style:font-size-asian="12pt" style:font-size-complex="12pt"/>
    </style:style>
    <style:style style:name="T22" style:family="text">
      <style:text-properties style:font-name="arial" fo:font-size="12pt" officeooo:rsid="00278c31" style:font-size-asian="12pt" style:font-size-complex="12pt"/>
    </style:style>
    <style:style style:name="T23" style:family="text">
      <style:text-properties style:font-name="arial" fo:font-size="12pt" officeooo:rsid="002967b7" style:font-size-asian="12pt" style:font-size-complex="12pt"/>
    </style:style>
    <style:style style:name="T24" style:family="text">
      <style:text-properties fo:language="pt" fo:country="PT"/>
    </style:style>
    <style:style style:name="T25" style:family="text">
      <style:text-properties style:font-name="sans-serif" fo:font-size="15pt"/>
    </style:style>
    <style:style style:name="T26" style:family="text">
      <style:text-properties style:font-name="sans-serif" fo:font-size="15pt" style:font-size-asian="12pt" style:font-size-complex="12pt"/>
    </style:style>
    <style:style style:name="T27" style:family="text">
      <style:text-properties fo:font-size="15pt"/>
    </style:style>
    <style:style style:name="T28" style:family="text">
      <style:text-properties fo:font-size="15pt" style:font-size-asian="12pt" style:font-size-complex="12pt"/>
    </style:style>
    <style:style style:name="T29" style:family="text">
      <style:text-properties officeooo:rsid="002a15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iSalesiano</text:p>
      <text:p text:style-name="P2">Tecnologia em Análise e Desenvolvimento de Sistema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FreudApp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Araçatuba – SP</text:p>
      <text:p text:style-name="P7">2020</text:p>
      <text:p text:style-name="P7"><text:soft-page-break/><text:tab/><text:tab/>SUMÁRIO</text:p>
      <text:p text:style-name="P8"/>
      <text:p text:style-name="P8"/>
      <text:p text:style-name="P10">1. <text:s/>INTRODUÇÃO – TEMA E PROBLEMATIZAÇÃO</text:p>
      <text:p text:style-name="P10">2. JUSTIFICATIVA</text:p>
      <text:p text:style-name="P10">3. OBJETIVOS</text:p>
      <text:p text:style-name="P10"><text:tab/><text:span text:style-name="T2">3.1 GERAL </text:span></text:p>
      <text:p text:style-name="P10"><text:span text:style-name="T2"><text:tab/>3.2 ESPECÍFICOS</text:span></text:p>
      <text:p text:style-name="P11">4. METODOLOGIA DA PESQUISA</text:p>
      <text:p text:style-name="P12"><text:span text:style-name="T9"><text:tab/>4.</text:span><text:span text:style-name="T11">1</text:span><text:span text:style-name="T9"> </text:span><text:span text:style-name="T3">Oque é HTP</text:span></text:p>
      <text:p text:style-name="P12"><text:span text:style-name="T3"><text:tab/></text:span><text:span text:style-name="T5">4.2 <text:s/>Fundamentos</text:span></text:p>
      <text:p text:style-name="P16"><text:span text:style-name="T12"><text:tab/>4.</text:span><text:span text:style-name="T18">3</text:span><text:span text:style-name="T12"> <text:s/>Benefícios/Vantagens do HTP</text:span></text:p>
      <text:p text:style-name="P16"><text:span text:style-name="T12"><text:tab/>4.</text:span><text:span text:style-name="T29">4</text:span><text:span text:style-name="T12"> <text:s/>Relatos com a experiência com HTP</text:span></text:p>
      <text:p text:style-name="P13">REFERÊNCIAS</text:p>
      <text:p text:style-name="P10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1. INTRODUÇÃO – TEMA E PROBLEMATIZAÇÃO</text:p>
      <text:p text:style-name="P17"/>
      <text:p text:style-name="P3"/>
      <text:p text:style-name="P21"><text:span text:style-name="T4">Sabemos que muitas pessoas frequentam a um psicólogo, dentre essas pessoas que frequentam o psicólogo temos dois grupos em um modo grosseiramente divididos, o grupo de pessoa que frequentam o psicologo por rotina, para prevenir qualquer problema, e o grupo de pessoas que necessitam daquele tratamento seja pessoas com: depressão, ansiedade ou algum outros transtorno psicológico.</text:span></text:p>
      <text:p text:style-name="P21"><text:span text:style-name="T4">Para esse segundo grupo, ir ao psicologo pode ser uma luta, pois tem casos muito avançado aonde o paciente não quer sequer sair de casa, ou ter contato com alguma pessoa “estranha”.</text:span></text:p>
      <text:p text:style-name="P21"><text:span text:style-name="T4">Partindo disso tivemos a ideia de elaborar este aplicativo para auxiliar o médico a ter um diagnóstico de uma forma mais “fácil”, para que ele consiga traçar uma estratégia mais fácil tanto para ele (médico), quanto ao paciente.</text:span></text:p>
      <text:p text:style-name="P8"/>
      <text:p text:style-name="P8"/>
      <text:p text:style-name="P3">2. JUSTIFICATIVA</text:p>
      <text:p text:style-name="P18"/>
      <text:p text:style-name="P18">Um paciente que precisa de um tratamento psicológico geralmente tem problemas em se abrir e confiar em pessoas. De início aceitar que tem que ir à um psicologo, pode ser um pouco frustrante em algumas pessoas, e em alguns casos o paciente tem que ser levado a forças, ou contra a vontade dele. E isso é tudo que o médico não deseja, pois um paciente que não queira estar ali, dificilmente ira conversar e confiar no médico, nesses casos o paciente demanda um certo tempo para confiar no médico, e o médico sem saber “nada” do paciente fica um pouco mais complicado a situação.</text:p>
      <text:p text:style-name="P23"><text:span text:style-name="T14">Com este aplicativo o médico poderá liberar um método para o paciente o método HTP( House, tree and </text:span><text:span text:style-name="T15">person</text:span><text:span text:style-name="T14"> / Casa, árvore, pessoa). </text:span></text:p>
      <text:p text:style-name="P19">O método HTP, serve para obter informação de como a pessoa experiência a sua individualidade em relação ao ambiente do lar e em relação a outras pessoas. É um instrumento sistematizado, que tem várias respostas. E como toda técnica projetiva, ele “estimula a projeção de elementos de personalidade de áreas de conflito dentro da situação terapêutica” (O caso a ser tratado durante as consultas), permitindo assim que estes conflitos, interesses gerais dos indivíduos e aspectos específicos <text:s/>do ambiente que ele ache problemático sejam identificados, além de estabelecer o rapport entre o paciente e terapeuta.</text:p>
      <text:p text:style-name="P24"><text:span text:style-name="T10">(Rapport = </text:span>"Rapport" é uma palavra de origem francesa, que significa “trazer de volta” ou “criar <text:span text:style-name="T7">uma relação. Wikipédia)</text:span></text:p>
      <text:p text:style-name="P24"/>
      <text:p text:style-name="P22"/>
      <text:p text:style-name="P22"/>
      <text:p text:style-name="P22"/>
      <text:p text:style-name="P5">3. OBJETIVOS</text:p>
      <text:p text:style-name="P5"><text:span text:style-name="T2"><text:tab/>3.1 GERAL -</text:span></text:p>
      <text:p text:style-name="P5"><text:span text:style-name="T2"/></text:p>
      <text:p text:style-name="P14"><text:span text:style-name="T2">Visamos facilitar o tratamento psicológico, ao menos de início, para que tanto o psicologo quanto o paciente tenham um convívio melhor.</text:span></text:p>
      <text:p text:style-name="P14"><text:soft-page-break/><text:span text:style-name="T2"/></text:p>
      <text:p text:style-name="P14"><text:span text:style-name="T2"><text:tab/></text:span><text:span text:style-name="T8">3.2 ESPECÍFICO -</text:span></text:p>
      <text:p text:style-name="P5"><text:span text:style-name="T2"/></text:p>
      <text:p text:style-name="P14"><text:span text:style-name="T2">Especificamente queremos ajudar o paciente, pois só quem passou realmente por necessidade de realizar tratamentos psicológicos sabe como é “ruim”, as vezes não por não querer fazer, mas pelo conflito entre o corpo, suas vontades e entre o seu psicológico. Querer fazer algo, mas não conseguir por motivos que nem mesmo você sabe explicar.</text:span></text:p>
      <text:p text:style-name="P14"><text:span text:style-name="T2">Então visamos ajudar principalmente o paciente, para que essas pessoas possam realizar o tratamento com suc</text:span><text:span text:style-name="T6">esso e </text:span><text:span text:style-name="T2">ter uma vida melhor.</text:span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24"/>
      <text:p text:style-name="P6">4. METODOLOGIA DA PESQUISA</text:p>
      <text:p text:style-name="P6"><text:span text:style-name="T3"><text:tab/></text:span></text:p>
      <text:p text:style-name="P9"><text:tab/>4.1 <text:span text:style-name="T13">Oque é HTP?</text:span></text:p>
      <text:p text:style-name="P15"><text:span text:style-name="T12"><text:tab/></text:span></text:p>
      <text:p text:style-name="P28">O Teste <text:span text:style-name="T1">HTP</text:span> do inglês, <text:span text:style-name="T16">House</text:span>, <text:span text:style-name="T16">Tree</text:span>, <text:span text:style-name="T16">Person</text:span> é um teste de grafismo aplicado em avaliações psicológicas, sendo frequentemente utilizado em testes de admissão de empresas e por órgãos do serviço público. </text:p>
      <text:p text:style-name="P26">O HTP foi projetado por John N. Buck (1906-1983), originalmente baseado na escala Goodenough de capacidade intelectual, ou seja é utilizado em avaliações psicológicas para avaliar características de personalidade. O HTP foi desenvolvido em 1948, e atualizado em 1969. Buck incluiu tanto as medidas qualitativas como quantitativas de habilidade intelectual no manual (House-Tree-Person™ (H-T-P™) Projective Drawing Technique ) de 350 páginas proposto ao avaliador para classificação e interpretação adequada dos desenhos. </text:p>
      <text:p text:style-name="P29"/>
      <text:p text:style-name="P32"><text:span text:style-name="T22"><text:tab/>4.2 </text:span><text:span text:style-name="T23">Fundamentos</text:span></text:p>
      <text:p text:style-name="P29"/>
      <text:p text:style-name="P29">O teste HTP deriva da interpretação das teorias de Sigmund Freud, ampliando-se o conceito de que "A criança é o pai do homem". Considerando que o desenho é um hábito comum entre as crianças, o teste HTP, aplicado em adultos, é utilizado para a detecção da realidade interna, tentando ultrapassar a barreira sobre como utilizamos uma máscara: a beleza, perfeição e estética. Neste sentido, através do uso do desenho, busca-se a exatidão da psique através do que se revela: a essência, o fenômeno existencial, o homem como é.</text:p>
      <text:p text:style-name="Text_20_body"><text:span text:style-name="T20">Para Hammer a casa a árvore e a pessoa são conceitos de grande potência simbólica carregadas de experiências emocionais e ideacionais associadas ao desenvolvimento da personalidade que se projetam quando estes conceitos são desenhados. A casa por exemplo, além da qualidade gráfico-estética (tipo perspectiva, proporção, etc.) pode ser interpretada em seus componentes: teto, paredes, porta, janelas, chaminé (fumaça) e acessórios (onde se incluem os componentes de paisagem) na ótica da teoria psicanalítica.</text:span></text:p>
      <text:p text:style-name="P27"><text:span text:style-name="T20">Hammer também disse: </text:span></text:p>
      <text:p text:style-name="P31"><text:soft-page-break/><text:span text:style-name="T17">P</text:span><text:span text:style-name="T16">odríamos decir que el dibujo de la casa generalmente representa alguna de las siguientes :entidades fundamentales: a) la imagen de uno mismo, con sus elementos correspondientes: área :de la Fantasia, yo, contacto con la realidad, accesibilidad, predominio oral, anal o Fálico y :b) la percepción de la situación familiar; pasado, presente y futuro deseado, o alguna :combinación de los tres.</text:span> (Hammer, 1978 p.123)</text:p>
      <text:p text:style-name="P30">Tradução:</text:p>
      <text:p text:style-name="P25"><text:span text:style-name="T24">Detestaríamos dizer que o desenho da casa geralmente representa um dos seguintes: entidades fundamentais: a) a imagem de si, com seus elementos correspondentes: área: Fantasia, eu, contato com a realidade, acessibilidade, dominância oral, anal o Fálico e: b) a percepção da situação familiar; passado, presente e futuro desejado, ou algum: combinação dos três. (Hammer, 1978, p.123)</text:span></text:p>
      <text:p text:style-name="P30"/>
      <text:p text:style-name="P29"><text:tab/><text:span text:style-name="T19">4.3 Vantagens do método HTP</text:span></text:p>
      <text:p text:style-name="P29"/>
      <text:p text:style-name="P32"><text:span text:style-name="T23">O</text:span><text:span text:style-name="T21"> uso de projetivo de desenhos mostram os conflitos mais profundos e são mostrados </text:span><text:span text:style-name="T23">prontamente</text:span><text:span text:style-name="T21"> durante o desenho do que em outras atividades.“Os desenhos </text:span><text:span text:style-name="T23">fornecem</text:span><text:span text:style-name="T21"> um quadro grosseiro da personalidade, que é complementado pelo inquérito posterior ao desenho” (Buck pg, 144).</text:span></text:p>
      <text:p text:style-name="P26">O H.T.P é indicado para indivíduos acima de 8 anos de idade, as crianças são a popu<text:span text:style-name="T19">l</text:span>ação que mais aceita o uso deste teste, por ser uma tar<text:span text:style-name="T19">ef</text:span>a atraente. O seu uso é muito adequado quando não há comunicação verbal direta de materiais conflitivos, onde há obstáculos nas capacidades verbais e motivacionais.</text:p>
      <text:p text:style-name="P26"/>
      <text:p text:style-name="P26"><text:span text:style-name="T29"><text:tab/>4.4 Relatos de pacientes do HTP</text:span></text:p>
      <text:p text:style-name="P26">…..</text:p>
      <text:p text:style-name="P20"/>
      <text:p text:style-name="P16"/>
      <text:p text:style-name="P16"><text:span text:style-name="T12"><text:s/></text:span></text:p>
      <text:p text:style-name="P3"/>
      <text:p text:style-name="P3"/>
      <text:p text:style-name="P5">REFERÊNCIAS</text:p>
      <text:p text:style-name="P5"/>
      <text:p text:style-name="P19">http://www.uniedu.sed.sc.gov.br/wp-content/uploads/2015/02/Artigo-Simone-da-Rosa.pdf</text:p>
      <text:p text:style-name="P19">https://pt.wikipedia.org/wiki/Teste_HTP</text:p>
      <text:p text:style-name="P19">https://cliapsicologia.com.br/htp-teste-de-personalidade/</text:p>
      <text:p text:style-name="P19">https://br.psicologia-online.com/interpretacao-do-teste-htp-casa-arvore-pessoa-122.html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ime" svg:font-family="Time"/>
    <style:font-face style:name="sans-serif" svg:font-family="sans-serif"/>
    <style:font-face style:name="Times New Roman" svg:font-family="'Times New Roman'" style:font-family-generic="roman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15:08:05.879914183</meta:creation-date>
    <dc:date>2020-05-10T17:02:27.844265693</dc:date>
    <meta:editing-duration>PT13M56S</meta:editing-duration>
    <meta:editing-cycles>5</meta:editing-cycles>
    <meta:generator>LibreOffice/6.4.3.2$Linux_X86_64 LibreOffice_project/40$Build-2</meta:generator>
    <meta:document-statistic meta:table-count="0" meta:image-count="0" meta:object-count="0" meta:page-count="5" meta:paragraph-count="56" meta:word-count="1031" meta:character-count="6820" meta:non-whitespace-character-count="5812"/>
  </office:meta>
</office:document-meta>
</file>